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c3317" officeooo:paragraph-rsid="003c3317"/>
    </style:style>
    <style:style style:name="P12" style:family="paragraph" style:parent-style-name="Text_20_body">
      <style:text-properties officeooo:rsid="003e1c58" officeooo:paragraph-rsid="003e1c58"/>
    </style:style>
    <style:style style:name="P13" style:family="paragraph" style:parent-style-name="Text_20_body">
      <style:text-properties officeooo:rsid="00414e35" officeooo:paragraph-rsid="00414e35"/>
    </style:style>
    <style:style style:name="P14" style:family="paragraph" style:parent-style-name="Text_20_body">
      <style:text-properties officeooo:rsid="00418e39" officeooo:paragraph-rsid="00418e39"/>
    </style:style>
    <style:style style:name="P15" style:family="paragraph" style:parent-style-name="Text_20_body">
      <style:text-properties officeooo:rsid="0031e18e" officeooo:paragraph-rsid="0035632d"/>
    </style:style>
    <style:style style:name="P16" style:family="paragraph" style:parent-style-name="Text_20_body">
      <style:text-properties officeooo:rsid="00464a53" officeooo:paragraph-rsid="00464a53"/>
    </style:style>
    <style:style style:name="P17" style:family="paragraph" style:parent-style-name="Text_20_body">
      <style:text-properties officeooo:rsid="0033a572" officeooo:paragraph-rsid="0033a572"/>
    </style:style>
    <style:style style:name="P18" style:family="paragraph" style:parent-style-name="Text_20_body">
      <style:text-properties officeooo:rsid="004654d1" officeooo:paragraph-rsid="004654d1"/>
    </style:style>
    <style:style style:name="P19" style:family="paragraph" style:parent-style-name="Text_20_body">
      <style:text-properties officeooo:rsid="0046feb9" officeooo:paragraph-rsid="0046feb9"/>
    </style:style>
    <style:style style:name="P20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21" style:family="paragraph" style:parent-style-name="Heading_20_2">
      <style:text-properties officeooo:rsid="0030a62f" officeooo:paragraph-rsid="0030a62f"/>
    </style:style>
    <style:style style:name="P22" style:family="paragraph" style:parent-style-name="Heading_20_2">
      <style:text-properties officeooo:rsid="0030a62f" officeooo:paragraph-rsid="003e1c58"/>
    </style:style>
    <style:style style:name="P23" style:family="paragraph" style:parent-style-name="Heading_20_2">
      <style:text-properties officeooo:rsid="0030a62f" officeooo:paragraph-rsid="003aa235"/>
    </style:style>
    <style:style style:name="P24" style:family="paragraph" style:parent-style-name="Heading_20_2">
      <style:text-properties officeooo:rsid="003aa235" officeooo:paragraph-rsid="003aa235"/>
    </style:style>
    <style:style style:name="P25" style:family="paragraph" style:parent-style-name="Heading_20_3">
      <style:text-properties officeooo:rsid="0031e18e" officeooo:paragraph-rsid="0035632d"/>
    </style:style>
    <style:style style:name="P26" style:family="paragraph" style:parent-style-name="Heading_20_3">
      <style:text-properties officeooo:rsid="0031e18e" officeooo:paragraph-rsid="0031e18e"/>
    </style:style>
    <style:style style:name="P27" style:family="paragraph" style:parent-style-name="Heading_20_3">
      <style:text-properties officeooo:rsid="0014819d" officeooo:paragraph-rsid="0031fd9c"/>
    </style:style>
    <style:style style:name="P28" style:family="paragraph" style:parent-style-name="Heading_20_3">
      <style:text-properties officeooo:rsid="0046feb9" officeooo:paragraph-rsid="0046feb9"/>
    </style:style>
    <style:style style:name="P29" style:family="paragraph" style:parent-style-name="Heading_20_3">
      <style:text-properties officeooo:rsid="0018c620" officeooo:paragraph-rsid="003314fc"/>
    </style:style>
    <style:style style:name="P30" style:family="paragraph" style:parent-style-name="Heading_20_3">
      <style:text-properties officeooo:rsid="0030a62f" officeooo:paragraph-rsid="0033a572"/>
    </style:style>
    <style:style style:name="P31" style:family="paragraph" style:parent-style-name="Heading_20_3">
      <style:text-properties officeooo:rsid="0030a62f" officeooo:paragraph-rsid="003e1c58"/>
    </style:style>
    <style:style style:name="P32" style:family="paragraph" style:parent-style-name="Heading_20_3">
      <style:text-properties officeooo:rsid="004654d1" officeooo:paragraph-rsid="004654d1"/>
    </style:style>
    <style:style style:name="P33" style:family="paragraph" style:parent-style-name="Heading_20_3">
      <style:text-properties officeooo:rsid="0034f49a" officeooo:paragraph-rsid="0034f49a"/>
    </style:style>
    <style:style style:name="P34" style:family="paragraph" style:parent-style-name="Heading_20_3">
      <style:text-properties officeooo:rsid="0035632d" officeooo:paragraph-rsid="0035632d"/>
    </style:style>
    <style:style style:name="P35" style:family="paragraph" style:parent-style-name="Heading_20_3">
      <style:text-properties officeooo:rsid="0036e1f0" officeooo:paragraph-rsid="0036e1f0"/>
    </style:style>
    <style:style style:name="P36" style:family="paragraph" style:parent-style-name="Heading_20_1">
      <style:text-properties officeooo:rsid="0030a62f" officeooo:paragraph-rsid="0030a62f"/>
    </style:style>
    <style:style style:name="P37" style:family="paragraph" style:parent-style-name="Heading_20_1">
      <style:text-properties officeooo:rsid="0030a62f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a9d21"/>
    </style:style>
    <style:style style:name="T17" style:family="text">
      <style:text-properties officeooo:rsid="004c8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36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36" text:outline-level="1">Aktörer</text:h>
      <text:h text:style-name="P20" text:outline-level="2">Primära aktörer</text:h>
      <text:h text:style-name="P25" text:outline-level="3">Klubbmedlem</text:h>
      <text:p text:style-name="P15">Skall kunna tillgå samt uppdatera information om sig själv samt båtar och båtplatser. <text:span text:style-name="T16">Samt betala medlems- och båtavgift.</text:span></text:p>
      <text:h text:style-name="P26" text:outline-level="3">Sekreterare</text:h>
      <text:p text:style-name="P3"><text:span text:style-name="T4">S</text:span>kall ha tillgång till översikt av varje medlems båtplats, båt samt möjlighet till ändring av detta. <text:span text:style-name="T17">Även godkänna eller avslå båtplatsansökningar.</text:span></text:p>
      <text:h text:style-name="P26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21" text:outline-level="2">Stödjande aktörer</text:h>
      <text:h text:style-name="P27" text:outline-level="3">Svenskt Båtregister</text:h>
      <text:p text:style-name="P3"><text:span text:style-name="T1">E</text:span>xtern databas för tillgång av information kring varje medlems båt.</text:p>
      <text:h text:style-name="P28" text:outline-level="3">PayPal</text:h>
      <text:p text:style-name="P19">Tillhandahåller tredjepartslösning för betalning av medlemsavgift.</text:p>
      <text:h text:style-name="P21" text:outline-level="2">Offstage aktörer</text:h>
      <text:h text:style-name="P29" text:outline-level="3">Försäkringsbolag</text:h>
      <text:p text:style-name="P4"><text:span text:style-name="T2">G</text:span>enom tillgång till båtklubbens medlems- och båtregister kan vid olycka uppgifter snabbt verifieras.</text:p>
      <text:h text:style-name="P29" text:outline-level="3">Räddningstjänst</text:h>
      <text:p text:style-name="P4"><text:span text:style-name="T2">K</text:span>an genom tillgång till medlems- och båtregister vid olycka snabbare kontakta berörda personer.</text:p>
      <text:h text:style-name="P36" text:outline-level="1"><text:soft-page-break/>Funktionella krav</text:h>
      <text:h text:style-name="P30" text:outline-level="3">F1 Inloggning</text:h>
      <text:p text:style-name="P17">För tillgång till systemet för bland annat informationsinhämtning och redigering måste användaren <text:span text:style-name="T5">(medlem, sekreterare eller kassör) </text:span>logga in.</text:p>
      <text:h text:style-name="P32" text:outline-level="3">F2 Betald medlemsavgift</text:h>
      <text:p text:style-name="P18"><text:span text:style-name="T15">F</text:span>ör att kunna ansöka om båtplats måste medlemsavgiften vara inbetald.</text:p>
      <text:h text:style-name="P21" text:outline-level="2">Användningsfall</text:h>
      <text:h text:style-name="P33" text:outline-level="3"><text:span text:style-name="T5">1. K</text:span>lubbmedlem</text:h>
      <text:p text:style-name="P5">AF1.1 <text:span text:style-name="T6">Hantera kontaktuppgifter</text:span></text:p>
      <text:p text:style-name="P7"><text:a xlink:type="simple" xlink:href="https://github.com/rr222cy/Uppgift-234/blob/master/AF1.2%20Betala%20medlems%20och%20båtavgift.odt?raw=true">AF1.</text:a><text:a xlink:type="simple" xlink:href="https://github.com/rr222cy/Uppgift-234/blob/master/AF1.2%20Betala%20medlems%20och%20båtavgift.odt?raw=true"><text:span text:style-name="T6">2</text:span></text:a><text:a xlink:type="simple" xlink:href="https://github.com/rr222cy/Uppgift-234/blob/master/AF1.2%20Betala%20medlems%20och%20båtavgift.odt?raw=true"> Betala medlemsavgift </text:a><text:a xlink:type="simple" xlink:href="https://github.com/rr222cy/Uppgift-234/blob/master/AF1.2%20Betala%20medlems%20och%20båtavgift.odt?raw=true"><text:span text:style-name="T6">samt båtavgift</text:span></text:a></text:p>
      <text:p text:style-name="P8"><text:a xlink:type="simple" xlink:href="https://github.com/rr222cy/Uppgift-234/blob/master/AF1.3%20Ansöka%20om%20båtplats.odt?raw=true">AF1.</text:a><text:a xlink:type="simple" xlink:href="https://github.com/rr222cy/Uppgift-234/blob/master/AF1.3%20Ansöka%20om%20båtplats.odt?raw=true"><text:span text:style-name="T6">3</text:span></text:a><text:a xlink:type="simple" xlink:href="https://github.com/rr222cy/Uppgift-234/blob/master/AF1.3%20Ansöka%20om%20båtplats.odt?raw=true"> </text:a><text:a xlink:type="simple" xlink:href="https://github.com/rr222cy/Uppgift-234/blob/master/AF1.3%20Ansöka%20om%20båtplats.odt?raw=true"><text:span text:style-name="T9">A</text:span></text:a><text:a xlink:type="simple" xlink:href="https://github.com/rr222cy/Uppgift-234/blob/master/AF1.3%20Ansöka%20om%20båtplats.odt?raw=true">nsöka om båtplats</text:a></text:p>
      <text:p text:style-name="P8">AF1.<text:span text:style-name="T6">4</text:span> <text:span text:style-name="T6">Hantera</text:span> båtinformation</text:p>
      <text:h text:style-name="P34" text:outline-level="3">2. Sekreterare</text:h>
      <text:p text:style-name="P6"><text:span text:style-name="T5">A</text:span>F2.1 <text:span text:style-name="T10">Tilldela medlem båtplats</text:span></text:p>
      <text:p text:style-name="P14"><text:span text:style-name="T10">A</text:span>F2.2 Utskick av <text:span text:style-name="T12">E-post</text:span> till klubbmedlem</text:p>
      <text:p text:style-name="P13"><text:span text:style-name="T10">A</text:span>F2.<text:span text:style-name="T11">3</text:span> Massutskick av E-post till alla klubbmedlemmar</text:p>
      <text:h text:style-name="P35" text:outline-level="3">3. Kassör</text:h>
      <text:p text:style-name="P6">AF3.1 <text:span text:style-name="T6">Kontrollerar om klubbmedlem betalt sin medlems- och båtavgift</text:span></text:p>
      <text:p text:style-name="P16"><text:span text:style-name="T6">A</text:span>F3.2 Stänga av klubbmedlem vid utebliven betalning</text:p>
      <text:p text:style-name="P9">AF3.<text:span text:style-name="T14">3</text:span> Skicka ut påminnelse <text:span text:style-name="T13">genom E-post</text:span> om betalning till klubbmedlem</text:p>
      <text:p text:style-name="P9">AF3.<text:span text:style-name="T14">4</text:span> Massutskick av <text:span text:style-name="T7">E-post</text:span> till alla <text:span text:style-name="T10">klubb</text:span>medlemmar</text:p>
      <text:h text:style-name="P36" text:outline-level="1">Ickefunktionella krav</text:h>
      <text:h text:style-name="P22" text:outline-level="2">Begränsningar</text:h>
      <text:h text:style-name="P31" text:outline-level="3">Integration av Svenskt Båtregister</text:h>
      <text:p text:style-name="P12"><text:span text:style-name="T3">M</text:span>edlemmars båtuppgifter skall jämföras med uppslag ur Svenskt Båtregister för att säkerställa korrekt uppgifter.</text:p>
      <text:h text:style-name="P37" text:outline-level="1">Datadefinitioner</text:h>
      <text:h text:style-name="P23" text:outline-level="2">Hantera kontaktuppgifter</text:h>
      <text:p text:style-name="P10"><text:span text:style-name="T3">F</text:span>örnamn, efternamn, personnummer, telefonnummer hem, telefonnummer mobil, <text:soft-page-break/>folkbokföringsadress, e-postadress (används för inloggning), lösenord.</text:p>
      <text:h text:style-name="P24" text:outline-level="2">Hantera båtinformation</text:h>
      <text:p text:style-name="P11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08:12.213000000</dc:date>
    <meta:editing-duration>P1DT9H53M42S</meta:editing-duration>
    <meta:editing-cycles>66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1" meta:word-count="298" meta:character-count="2317" meta:non-whitespace-character-count="2070"/>
  </office:meta>
</office:document-meta>
</file>